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s3203</text:title></text:p>
      <text:p text:style-name="OrgTitle"/>
      <text:p text:style-name="OrgSubtitle"><text:initial-creator>Tan Yee Ji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37af99">1. Advanced SPA</text:a></text:p>
          <text:p text:style-name="Contents_20_1"><text:a xlink:type="simple" xlink:href="#org9c21fad">2. Iteration 1</text:a></text:p>
          <text:p text:style-name="Contents_20_2"><text:a xlink:type="simple" xlink:href="#org0c2942e">2.1. Design Decisions</text:a></text:p>
          <text:p text:style-name="Contents_20_3"><text:a xlink:type="simple" xlink:href="#org379b69d">2.1.1. Parent API</text:a></text:p>
        </text:index-body>
      </text:table-of-content>
      <text:h text:style-name="Heading_20_1" text:outline-level="1" text:is-list-header="false">
<text:bookmark-start text:name="OrgXref.org737af99"/>
<text:bookmark text:name="org737af99"/>Advanced SPA
<text:bookmark-end text:name="OrgXref.org737af99"/></text:h>
      <text:h text:style-name="Heading_20_1" text:outline-level="1" text:is-list-header="false">
<text:bookmark-start text:name="OrgXref.org9c21fad"/>
<text:bookmark text:name="org9c21fad"/>Iteration 1
<text:bookmark-end text:name="OrgXref.org9c21fad"/></text:h>
      <text:h text:style-name="Heading_20_2" text:outline-level="2" text:is-list-header="false">
<text:bookmark-start text:name="OrgXref.org0c2942e"/>
<text:bookmark text:name="org0c2942e"/>Design Decisions
<text:bookmark-end text:name="OrgXref.org0c2942e"/></text:h>
      <text:h text:style-name="Heading_20_3" text:outline-level="3" text:is-list-header="false">
<text:bookmark-start text:name="OrgXref.org379b69d"/>
<text:bookmark text:name="org379b69d"/>Parent API
<text:bookmark-end text:name="OrgXref.org379b69d"/></text:h>
      <text:list text:style-name="OrgBulletedList" text:continue-numbering="false">
        <text:list-item>
          <text:p text:style-name="Text_20_body">Structure: a hashmap
</text:p>
        </text:list-item>
      </text:list>
      <text:section text:style-name="OrgIndentedSection-Level-1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key(int)</text:p>
              </table:table-cell>
              <table:table-cell table:style-name="OrgTblCellTB">
                <text:p text:style-name="OrgTableHeadingLeft">Parent(int)</text:p>
              </table:table-cell>
              <table:table-cell table:style-name="OrgTblCellTB">
                <text:p text:style-name="OrgTableHeadingLeft">Parent*(Hashmap&lt;int&gt;)</text:p>
              </table:table-cell>
              <table:table-cell table:style-name="OrgTblCellTB">
                <text:p text:style-name="OrgTableHeadingLeft">Parent* List&lt;Stmt*&gt;[StmtType]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</table:table-row>
          </table:table-rows>
        </table:table>
      </text:section>
      <text:list text:style-name="OrgBulletedList" text:continue-numbering="true">
        <text:list-header>

</text:list-header>
        <text:list-item>
          <text:p text:style-name="Text_20_body">Hashmap
</text:p>
        </text:list-item>
      </text:list>
      <text:section text:style-name="OrgIndentedSection-Level-1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key(int)</text:p>
              </table:table-cell>
              <table:table-cell table:style-name="OrgTblCellTB">
                <text:p text:style-name="OrgTableHeadingLeft">Child(int)</text:p>
              </table:table-cell>
              <table:table-cell table:style-name="OrgTblCellTB">
                <text:p text:style-name="OrgTableHeadingLeft">Child*(Hashmap&lt;int&gt;)</text:p>
              </table:table-cell>
              <table:table-cell table:style-name="OrgTblCellTB">
                <text:p text:style-name="OrgTableHeadingLeft">Parent* List&lt;Stmt*&gt;[StmtType]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</table:table-row>
          </table:table-rows>
        </table:table>
      </text:section>
      <text:list text:style-name="OrgBulletedList" text:continue-numbering="true">
        <text:list-header>

</text:list-header>
        <text:list-item>

</text:list-item>
      </text:list>
      <text:section text:style-name="OrgIndentedSection-Level-1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StmtType</text:p>
              </table:table-cell>
              <table:table-cell table:style-name="OrgTblCellTB">
                <text:p text:style-name="OrgTableHeadingLeft">parent List&lt;Stmt*&gt;[StmtType]</text:p>
              </table:table-cell>
              <table:table-cell table:style-name="OrgTblCellTB">
                <text:p text:style-name="OrgTableHeadingLeft">parent*</text:p>
              </table:table-cell>
              <table:table-cell table:style-name="OrgTblCellTB">
                <text:p text:style-name="OrgTableHeadingLeft">child</text:p>
              </table:table-cell>
              <table:table-cell table:style-name="OrgTblCellTB">
                <text:p text:style-name="OrgTableHeadingLeft">child*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while</text:p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</table:table-row>
          </table:table-rows>
        </table:table>
      </text:section>
      <text:list text:style-name="OrgBulletedList" text:continue-numbering="true">
        <text:list-header>

</text:list-header>
        <text:list-item>
          <text:p text:style-name="Text_20_body">Using int for parent/child since to return statement, can query statement table
</text:p>
        </text:list-item>
        <text:list-item>
          <text:p text:style-name="Text_20_body"><text:span text:style-name="OrgCode">Hashmap&lt;int&gt;</text:span> caters for <text:span text:style-name="OrgCode">checkIfParentHolds</text:span>, while <text:span text:style-name="OrgCode">List&lt;Stmt*&gt;</text:span> caters for
<text:span text:style-name="OrgCode">getAllChildStatements</text:span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n Yee Jian</dc:creator>
    <meta:initial-creator>Tan Yee Jian</meta:initial-creator>
    <dc:date>2020-09-06T17:20:15</dc:date>
    <meta:creation-date>2020-09-06T17:20:15</meta:creation-date>
    <meta:generator>Emacs 27.0.91 (Org mode 9.4)</meta:generator>
    <meta:keyword/>
    <dc:subject/>
    <dc:title>Cs3203</dc:title>
  </office:meta>
</office:document-meta>
</file>